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6204e" officeooo:paragraph-rsid="0016204e"/>
    </style:style>
    <style:style style:name="P2" style:family="paragraph" style:parent-style-name="Standard">
      <style:text-properties style:font-name="Ubuntu Mono" fo:font-size="18pt" fo:font-weight="bold" officeooo:rsid="0016204e" officeooo:paragraph-rsid="0016204e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Ubuntu Mono" fo:font-size="18pt" fo:font-weight="bold" officeooo:rsid="00172f8c" officeooo:paragraph-rsid="00172f8c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buntu Mono" fo:font-size="18pt" fo:font-weight="bold" officeooo:rsid="0016204e" officeooo:paragraph-rsid="0016204e" style:font-size-asian="15.75pt" style:font-weight-asian="bold" style:font-size-complex="18pt" style:font-weight-complex="bold"/>
    </style:style>
    <style:style style:name="P5" style:family="paragraph" style:parent-style-name="Standard">
      <style:text-properties style:font-name="Ubuntu Mono" fo:font-size="18pt" fo:font-weight="bold" officeooo:rsid="00174e38" officeooo:paragraph-rsid="00174e38" style:font-size-asian="15.75pt" style:font-weight-asian="bold" style:font-size-complex="18pt" style:font-weight-complex="bold"/>
    </style:style>
    <style:style style:name="P6" style:family="paragraph" style:parent-style-name="Standard">
      <style:text-properties style:font-name="Ubuntu Mono" fo:font-size="12pt" fo:font-weight="bold" officeooo:rsid="0016204e" officeooo:paragraph-rsid="0016204e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Ubuntu Mono" fo:font-size="12pt" fo:font-weight="normal" officeooo:rsid="0016204e" officeooo:paragraph-rsid="0016204e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Ubuntu Mono" fo:font-size="12pt" fo:font-weight="normal" officeooo:rsid="0016204e" officeooo:paragraph-rsid="0016204e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 Mono" fo:font-size="12pt" fo:font-weight="normal" officeooo:rsid="00172f8c" officeooo:paragraph-rsid="00172f8c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 Mono" fo:font-size="12pt" fo:font-weight="normal" officeooo:rsid="00174e38" officeooo:paragraph-rsid="00174e38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 Mono" fo:font-size="16pt" fo:font-weight="normal" officeooo:rsid="00174e38" officeooo:paragraph-rsid="00174e38" style:font-size-asian="14pt" style:font-weight-asian="normal" style:font-size-complex="16pt" style:font-weight-complex="normal"/>
    </style:style>
    <style:style style:name="P12" style:family="paragraph" style:parent-style-name="Standard">
      <style:text-properties style:font-name="Ubuntu Mono" fo:font-size="16pt" fo:font-weight="bold" officeooo:rsid="0016204e" officeooo:paragraph-rsid="0016204e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Ubuntu Mono" fo:font-size="16pt" fo:font-weight="normal" officeooo:rsid="00181d17" officeooo:paragraph-rsid="0016204e" style:font-size-asian="14pt" style:font-weight-asian="normal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ysql 31165@localhost:(none)&gt; use accomple;</text:p>
      <text:p text:style-name="P13">You are now connected to database "accomple" as user "31165"</text:p>
      <text:p text:style-name="P13">Time: 0.001s</text:p>
      <text:p text:style-name="P13"/>
      <text:p text:style-name="P13">mysql 31165@localhost:accomple&gt; DESCRIBE authentication_customuser;</text:p>
      <text:p text:style-name="P13">╒══════════════════════════╤══════════════╤════════╤═══════╤═══════════╤════════════════╕</text:p>
      <text:p text:style-name="P13">│ Field <text:s text:c="19"/>│ Type <text:s text:c="8"/>│ Null <text:s text:c="2"/>│ Key <text:s text:c="2"/>│ <text:s text:c="2"/>Default │ Extra <text:s text:c="9"/>│</text:p>
      <text:p text:style-name="P13">╞══════════════════════════╪══════════════╪════════╪═══════╪═══════════╪════════════════╡</text:p>
      <text:p text:style-name="P13">│ id <text:s text:c="22"/>│ int <text:s text:c="9"/>│ NO <text:s text:c="4"/>│ PRI <text:s text:c="2"/>│ <text:s text:c="3"/>&lt;null&gt; │ auto_increment 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password <text:s text:c="16"/>│ varchar(128) 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last_login <text:s text:c="14"/>│ datetime(6) <text:s/>│ YES <text:s text:c="3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is_superuser <text:s text:c="12"/>│ tinyint(1) <text:s text:c="2"/>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email <text:s text:c="19"/>│ varchar(254) 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is_staff <text:s text:c="16"/>│ tinyint(1) <text:s text:c="2"/>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is_active <text:s text:c="15"/>│ tinyint(1) <text:s text:c="2"/>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date_joined <text:s text:c="13"/>│ datetime(6) <text:s/>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username <text:s text:c="16"/>│ varchar(254) │ NO <text:s text:c="4"/>│ UNI <text:s text:c="2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first_name <text:s text:c="14"/>│ varchar(16) <text:s/>│ YES <text:s text:c="3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last_name <text:s text:c="15"/>│ varchar(16) <text:s/>│ YES <text:s text:c="3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email_verification_token │ varchar(40) <text:s/>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phone_number <text:s text:c="12"/>│ varchar(13) <text:s/>│ YES <text:s text:c="3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profile_pic <text:s text:c="13"/>│ varchar(100) │ YES <text:s text:c="3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date_of_birth <text:s text:c="11"/>│ date <text:s text:c="8"/>│ YES <text:s text:c="3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password_reset_token <text:s text:c="4"/>│ varchar(40) <text:s/>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is_verified <text:s text:c="13"/>│ tinyint(1) <text:s text:c="2"/>│ NO <text:s text:c="4"/>│ <text:s text:c="6"/>│ <text:s text:c="3"/>&lt;null&gt; │ <text:s text:c="15"/>│</text:p>
      <text:p text:style-name="P13">├─────────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is_owner <text:s text:c="16"/>│ tinyint(1) <text:s text:c="2"/>│ NO <text:s text:c="4"/>│ <text:s text:c="6"/>│ <text:s text:c="3"/>&lt;null&gt; │ <text:s text:c="15"/>│</text:p>
      <text:p text:style-name="P13">╘══════════════════════════╧══════════════╧════════╧═══════╧═══════════╧════════════════╛</text:p>
      <text:p text:style-name="P13">18 rows in set</text:p>
      <text:p text:style-name="P13">Time: 0.016s</text:p>
      <text:p text:style-name="P13"/>
      <text:p text:style-name="P13">mysql 31165@localhost:accomple&gt; DESCRIBE authentication_otp;</text:p>
      <text:p text:style-name="P13">╒═══════════════╤═════════════╤════════╤═══════╤═══════════╤════════════════╕</text:p>
      <text:p text:style-name="P13">│ Field <text:s text:c="8"/>│ Type <text:s text:c="7"/>│ Null <text:s text:c="2"/>│ Key <text:s text:c="2"/>│ <text:s text:c="2"/>Default │ Extra <text:s text:c="9"/>│</text:p>
      <text:p text:style-name="P13">╞═══════════════╪═════════════╪════════╪═══════╪═══════════╪════════════════╡</text:p>
      <text:p text:style-name="P13">│ id <text:s text:c="11"/>│ int <text:s text:c="8"/>│ NO <text:s text:c="4"/>│ PRI <text:s text:c="2"/>│ <text:s text:c="3"/>&lt;null&gt; │ auto_increment 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key <text:s text:c="10"/>│ varchar(6) <text:s/>│ YES <text:s text:c="3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creation_time │ datetime(6) │ YES <text:s text:c="3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user_id <text:s text:c="6"/>│ int <text:s text:c="8"/>│ NO <text:s text:c="4"/>│ UNI <text:s text:c="2"/>│ <text:s text:c="3"/>&lt;null&gt; │ <text:s text:c="15"/>│</text:p>
      <text:p text:style-name="P13">╘═══════════════╧═════════════╧════════╧═══════╧═══════════╧════════════════╛</text:p>
      <text:p text:style-name="P13">4 rows in set</text:p>
      <text:p text:style-name="P13">Time: 0.008s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mysql 31165@localhost:accomple&gt; DESCRIBE accommodation_building;</text:p>
      <text:p text:style-name="P13">╒═══════════════╤═════════════╤════════╤═══════╤═══════════╤════════════════╕</text:p>
      <text:p text:style-name="P13">│ Field <text:s text:c="8"/>│ Type <text:s text:c="7"/>│ Null <text:s text:c="2"/>│ Key <text:s text:c="2"/>│ <text:s text:c="2"/>Default │ Extra <text:s text:c="9"/>│</text:p>
      <text:p text:style-name="P13">╞═══════════════╪═════════════╪════════╪═══════╪═══════════╪════════════════╡</text:p>
      <text:p text:style-name="P13">│ id <text:s text:c="11"/>│ int <text:s text:c="8"/>│ NO <text:s text:c="4"/>│ PRI <text:s text:c="2"/>│ <text:s text:c="3"/>&lt;null&gt; │ auto_increment 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building_name │ varchar(32) │ NO <text:s text:c="4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street <text:s text:c="7"/>│ varchar(32) │ NO <text:s text:c="4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city <text:s text:c="9"/>│ varchar(16) │ NO <text:s text:c="4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state <text:s text:c="8"/>│ varchar(16) │ NO <text:s text:c="4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zip_code <text:s text:c="5"/>│ varchar(6) <text:s/>│ NO <text:s text:c="4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landmark <text:s text:c="5"/>│ varchar(32) │ NO <text:s text:c="4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latitude <text:s text:c="5"/>│ double <text:s text:c="5"/>│ NO <text:s text:c="4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longitude <text:s text:c="4"/>│ double <text:s text:c="5"/>│ NO <text:s text:c="4"/>│ <text:s text:c="6"/>│ <text:s text:c="3"/>&lt;null&gt; │ <text:s text:c="15"/>│</text:p>
      <text:p text:style-name="P13">├───────────────┼─────────────┼────────┼───────┼───────────┼────────────────┤</text:p>
      <text:p text:style-name="P13">│ in_time <text:s text:c="6"/>│ time(6) <text:s text:c="4"/>│ YES <text:s text:c="3"/>│ <text:s text:c="6"/>│ <text:s text:c="3"/>&lt;null&gt; │ <text:s text:c="15"/>│</text:p>
      <text:p text:style-name="P13">╘═══════════════╧═════════════╧════════╧═══════╧═══════════╧════════════════╛</text:p>
      <text:p text:style-name="P13">10 rows in set</text:p>
      <text:p text:style-name="P13">Time: 0.005s</text:p>
      <text:p text:style-name="P13"/>
      <text:p text:style-name="P13">mysql 31165@localhost:accomple&gt; DESCRIBE accommodation_room;</text:p>
      <text:p text:style-name="P13">╒══════════════╤══════════════╤════════╤═══════╤═══════════╤════════════════╕</text:p>
      <text:p text:style-name="P13">│ Field <text:s text:c="7"/>│ Type <text:s text:c="8"/>│ Null <text:s text:c="2"/>│ Key <text:s text:c="2"/>│ <text:s text:c="2"/>Default │ Extra <text:s text:c="9"/>│</text:p>
      <text:p text:style-name="P13">╞══════════════╪══════════════╪════════╪═══════╪═══════════╪════════════════╡</text:p>
      <text:p text:style-name="P13">│ id <text:s text:c="10"/>│ int <text:s text:c="9"/>│ NO <text:s text:c="4"/>│ PRI <text:s text:c="2"/>│ <text:s text:c="3"/>&lt;null&gt; │ auto_increment 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title <text:s text:c="7"/>│ varchar(32) <text:s/>│ NO <text:s text:c="4"/>│ <text:s text:c="6"/>│ <text:s text:c="3"/>&lt;null&gt; │ <text:s text:c="15"/>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rent <text:s text:c="8"/>│ double <text:s text:c="6"/>│ NO <text:s text:c="4"/>│ <text:s text:c="6"/>│ <text:s text:c="3"/>&lt;null&gt; │ <text:s text:c="15"/>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room_no <text:s text:c="5"/>│ int <text:s text:c="9"/>│ NO <text:s text:c="4"/>│ <text:s text:c="6"/>│ <text:s text:c="3"/>&lt;null&gt; │ <text:s text:c="15"/>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gender_label │ varchar(1) <text:s text:c="2"/>│ NO <text:s text:c="4"/>│ <text:s text:c="6"/>│ <text:s text:c="3"/>&lt;null&gt; │ <text:s text:c="15"/>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occupancy <text:s text:c="3"/>│ int <text:s text:c="9"/>│ NO <text:s text:c="4"/>│ <text:s text:c="6"/>│ <text:s text:c="3"/>&lt;null&gt; │ <text:s text:c="15"/>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display_pic <text:s/>│ varchar(100) │ YES <text:s text:c="3"/>│ <text:s text:c="6"/>│ <text:s text:c="3"/>&lt;null&gt; │ <text:s text:c="15"/>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is_booked <text:s text:c="3"/>│ tinyint(1) <text:s text:c="2"/>│ NO <text:s text:c="4"/>│ <text:s text:c="6"/>│ <text:s text:c="3"/>&lt;null&gt; │ <text:s text:c="15"/>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building_id <text:s/>│ int <text:s text:c="9"/>│ NO <text:s text:c="4"/>│ MUL <text:s text:c="2"/>│ <text:s text:c="3"/>&lt;null&gt; │ <text:s text:c="15"/>│</text:p>
      <text:p text:style-name="P13">├──────────────┼──────────────┼────────┼───────┼───────────┼────────────────┤</text:p>
      <text:p text:style-name="P13">│ owner_id <text:s text:c="4"/>│ int <text:s text:c="9"/>│ NO <text:s text:c="4"/>│ MUL <text:s text:c="2"/>│ <text:s text:c="3"/>&lt;null&gt; │ <text:s text:c="15"/>│</text:p>
      <text:p text:style-name="P13">╘══════════════╧══════════════╧════════╧═══════╧═══════════╧════════════════╛</text:p>
      <text:p text:style-name="P13">10 rows in set</text:p>
      <text:p text:style-name="P13">Time: 0.003s</text:p>
      <text:p text:style-name="P13"/>
      <text:p text:style-name="P13">mysql 31165@localhost:accomple&gt; DESCRIBE accommodation_roomphoto;</text:p>
      <text:p text:style-name="P13">╒═════════╤══════════════╤════════╤═══════╤═══════════╤════════════════╕</text:p>
      <text:p text:style-name="P13">│ Field <text:s text:c="2"/>│ Type <text:s text:c="8"/>│ Null <text:s text:c="2"/>│ Key <text:s text:c="2"/>│ <text:s text:c="2"/>Default │ Extra <text:s text:c="9"/>│</text:p>
      <text:p text:style-name="P13">╞═════════╪══════════════╪════════╪═══════╪═══════════╪════════════════╡</text:p>
      <text:p text:style-name="P13">│ id <text:s text:c="5"/>│ int <text:s text:c="9"/>│ NO <text:s text:c="4"/>│ PRI <text:s text:c="2"/>│ <text:s text:c="3"/>&lt;null&gt; │ auto_increment │</text:p>
      <text:p text:style-name="P13">├─────────┼──────────────┼────────┼───────┼───────────┼────────────────┤</text:p>
      <text:p text:style-name="P13">│ photo <text:s text:c="2"/>│ varchar(100) │ NO <text:s text:c="4"/>│ <text:s text:c="6"/>│ <text:s text:c="3"/>&lt;null&gt; │ <text:s text:c="15"/>│</text:p>
      <text:p text:style-name="P13">├─────────┼──────────────┼────────┼───────┼───────────┼────────────────┤</text:p>
      <text:p text:style-name="P13">│ room_id │ int <text:s text:c="9"/>│ NO <text:s text:c="4"/>│ MUL <text:s text:c="2"/>│ <text:s text:c="3"/>&lt;null&gt; │ <text:s text:c="15"/>│</text:p>
      <text:p text:style-name="P13">╘═════════╧══════════════╧════════╧═══════╧═══════════╧════════════════╛</text:p>
      <text:p text:style-name="P13">3 rows in set</text:p>
      <text:p text:style-name="P13">Time: 0.007s</text:p>
      <text:p text:style-name="P13"/>
      <text:p text:style-name="P13"><text:soft-page-break/>mysql 31165@localhost:accomple&gt; DESCRIBE accommodation_roomperk;</text:p>
      <text:p text:style-name="P13">╒═════════════╤═════════════╤════════╤═══════╤═══════════╤════════════════╕</text:p>
      <text:p text:style-name="P13">│ Field <text:s text:c="6"/>│ Type <text:s text:c="7"/>│ Null <text:s text:c="2"/>│ Key <text:s text:c="2"/>│ <text:s text:c="2"/>Default │ Extra <text:s text:c="9"/>│</text:p>
      <text:p text:style-name="P13">╞═════════════╪═════════════╪════════╪═══════╪═══════════╪════════════════╡</text:p>
      <text:p text:style-name="P13">│ id <text:s text:c="9"/>│ int <text:s text:c="8"/>│ NO <text:s text:c="4"/>│ PRI <text:s text:c="2"/>│ <text:s text:c="3"/>&lt;null&gt; │ auto_increment │</text:p>
      <text:p text:style-name="P13">├─────────────┼─────────────┼────────┼───────┼───────────┼────────────────┤</text:p>
      <text:p text:style-name="P13">│ description │ varchar(32) │ NO <text:s text:c="4"/>│ <text:s text:c="6"/>│ <text:s text:c="3"/>&lt;null&gt; │ <text:s text:c="15"/>│</text:p>
      <text:p text:style-name="P13">╘═════════════╧═════════════╧════════╧═══════╧═══════════╧════════════════╛</text:p>
      <text:p text:style-name="P13">2 rows in set</text:p>
      <text:p text:style-name="P13">Time: 0.002s</text:p>
      <text:p text:style-name="P13"/>
      <text:p text:style-name="P13">mysql 31165@localhost:accomple&gt; DESCRIBE accommodation_roomperk_room;</text:p>
      <text:p text:style-name="P13">╒═════════════╤════════╤════════╤═══════╤═══════════╤════════════════╕</text:p>
      <text:p text:style-name="P13">│ Field <text:s text:c="6"/>│ Type <text:s text:c="2"/>│ Null <text:s text:c="2"/>│ Key <text:s text:c="2"/>│ <text:s text:c="2"/>Default │ Extra <text:s text:c="9"/>│</text:p>
      <text:p text:style-name="P13">╞═════════════╪════════╪════════╪═══════╪═══════════╪════════════════╡</text:p>
      <text:p text:style-name="P13">│ id <text:s text:c="9"/>│ int <text:s text:c="3"/>│ NO <text:s text:c="4"/>│ PRI <text:s text:c="2"/>│ <text:s text:c="3"/>&lt;null&gt; │ auto_increment │</text:p>
      <text:p text:style-name="P13">├─────────────┼────────┼────────┼───────┼───────────┼────────────────┤</text:p>
      <text:p text:style-name="P13">│ roomperk_id │ int <text:s text:c="3"/>│ NO <text:s text:c="4"/>│ MUL <text:s text:c="2"/>│ <text:s text:c="3"/>&lt;null&gt; │ <text:s text:c="15"/>│</text:p>
      <text:p text:style-name="P13">├─────────────┼────────┼────────┼───────┼───────────┼────────────────┤</text:p>
      <text:p text:style-name="P13">│ room_id <text:s text:c="4"/>│ int <text:s text:c="3"/>│ NO <text:s text:c="4"/>│ MUL <text:s text:c="2"/>│ <text:s text:c="3"/>&lt;null&gt; │ <text:s text:c="15"/>│</text:p>
      <text:p text:style-name="P13">╘═════════════╧════════╧════════╧═══════╧═══════════╧════════════════╛</text:p>
      <text:p text:style-name="P13">3 rows in set</text:p>
      <text:p text:style-name="P13">Time: 0.007s</text:p>
      <text:p text:style-name="P13"/>
      <text:p text:style-name="P13">mysql 31165@localhost:accomple&gt; DESCRIBE accommodation_buildingperk;</text:p>
      <text:p text:style-name="P13">╒═════════════╤═════════════╤════════╤═══════╤═══════════╤════════════════╕</text:p>
      <text:p text:style-name="P13">│ Field <text:s text:c="6"/>│ Type <text:s text:c="7"/>│ Null <text:s text:c="2"/>│ Key <text:s text:c="2"/>│ <text:s text:c="2"/>Default │ Extra <text:s text:c="9"/>│</text:p>
      <text:p text:style-name="P13">╞═════════════╪═════════════╪════════╪═══════╪═══════════╪════════════════╡</text:p>
      <text:p text:style-name="P13">│ id <text:s text:c="9"/>│ int <text:s text:c="8"/>│ NO <text:s text:c="4"/>│ PRI <text:s text:c="2"/>│ <text:s text:c="3"/>&lt;null&gt; │ auto_increment │</text:p>
      <text:p text:style-name="P13">├─────────────┼─────────────┼────────┼───────┼───────────┼────────────────┤</text:p>
      <text:p text:style-name="P13">│ description │ varchar(32) │ NO <text:s text:c="4"/>│ <text:s text:c="6"/>│ <text:s text:c="3"/>&lt;null&gt; │ <text:s text:c="15"/>│</text:p>
      <text:p text:style-name="P13">╘═════════════╧═════════════╧════════╧═══════╧═══════════╧════════════════╛</text:p>
      <text:p text:style-name="P13">2 rows in set</text:p>
      <text:p text:style-name="P13">Time: 0.007s</text:p>
      <text:p text:style-name="P13"/>
      <text:p text:style-name="P13">mysql 31165@localhost:accomple&gt; DESCRIBE accommodation_buildingperk_building;</text:p>
      <text:p text:style-name="P13">╒═════════════════╤════════╤════════╤═══════╤═══════════╤════════════════╕</text:p>
      <text:p text:style-name="P13">│ Field <text:s text:c="10"/>│ Type <text:s text:c="2"/>│ Null <text:s text:c="2"/>│ Key <text:s text:c="2"/>│ <text:s text:c="2"/>Default │ Extra <text:s text:c="9"/>│</text:p>
      <text:p text:style-name="P13">╞═════════════════╪════════╪════════╪═══════╪═══════════╪════════════════╡</text:p>
      <text:p text:style-name="P13">│ id <text:s text:c="13"/>│ int <text:s text:c="3"/>│ NO <text:s text:c="4"/>│ PRI <text:s text:c="2"/>│ <text:s text:c="3"/>&lt;null&gt; │ auto_increment │</text:p>
      <text:p text:style-name="P13">├─────────────────┼────────┼────────┼───────┼───────────┼────────────────┤</text:p>
      <text:p text:style-name="P13">│ buildingperk_id │ int <text:s text:c="3"/>│ NO <text:s text:c="4"/>│ MUL <text:s text:c="2"/>│ <text:s text:c="3"/>&lt;null&gt; │ <text:s text:c="15"/>│</text:p>
      <text:p text:style-name="P13">├─────────────────┼────────┼────────┼───────┼───────────┼────────────────┤</text:p>
      <text:p text:style-name="P13">│ building_id <text:s text:c="4"/>│ int <text:s text:c="3"/>│ NO <text:s text:c="4"/>│ MUL <text:s text:c="2"/>│ <text:s text:c="3"/>&lt;null&gt; │ <text:s text:c="15"/>│</text:p>
      <text:p text:style-name="P13">╘═════════════════╧════════╧════════╧═══════╧═══════════╧════════════════╛</text:p>
      <text:p text:style-name="P13">3 rows in set</text:p>
      <text:p text:style-name="P13">Time: 0.007s</text:p>
      <text:p text:style-name="P13"/>
      <text:p text:style-name="P13">mysql 31165@localhost:accomple&gt; DESCRIBE accommodation_booking;</text:p>
      <text:p text:style-name="P13">╒════════════╤═════════════╤════════╤═══════╤═══════════╤════════════════╕</text:p>
      <text:p text:style-name="P13">│ Field <text:s text:c="5"/>│ Type <text:s text:c="7"/>│ Null <text:s text:c="2"/>│ Key <text:s text:c="2"/>│ <text:s text:c="2"/>Default │ Extra <text:s text:c="9"/>│</text:p>
      <text:p text:style-name="P13">╞════════════╪═════════════╪════════╪═══════╪═══════════╪════════════════╡</text:p>
      <text:p text:style-name="P13">│ id <text:s text:c="8"/>│ int <text:s text:c="8"/>│ NO <text:s text:c="4"/>│ PRI <text:s text:c="2"/>│ <text:s text:c="3"/>&lt;null&gt; │ auto_increment │</text:p>
      <text:p text:style-name="P13">├────────────┼─────────────┼────────┼───────┼───────────┼────────────────┤</text:p>
      <text:p text:style-name="P13">│ booking_no │ varchar(32) │ NO <text:s text:c="4"/>│ UNI <text:s text:c="2"/>│ <text:s text:c="3"/>&lt;null&gt; │ <text:s text:c="15"/>│</text:p>
      <text:p text:style-name="P13">├────────────┼─────────────┼────────┼───────┼───────────┼────────────────┤</text:p>
      <text:p text:style-name="P13">│ expiration │ datetime(6) │ NO <text:s text:c="4"/>│ <text:s text:c="6"/>│ <text:s text:c="3"/>&lt;null&gt; │ <text:s text:c="15"/>│</text:p>
      <text:p text:style-name="P13">├────────────┼─────────────┼────────┼───────┼───────────┼────────────────┤</text:p>
      <text:p text:style-name="P13">│ room_id <text:s text:c="3"/>│ int <text:s text:c="8"/>│ NO <text:s text:c="4"/>│ MUL <text:s text:c="2"/>│ <text:s text:c="3"/>&lt;null&gt; │ <text:s text:c="15"/>│</text:p>
      <text:p text:style-name="P13">├────────────┼─────────────┼────────┼───────┼───────────┼────────────────┤</text:p>
      <text:p text:style-name="P13">│ user_id <text:s text:c="3"/>│ int <text:s text:c="8"/>│ NO <text:s text:c="4"/>│ MUL <text:s text:c="2"/>│ <text:s text:c="3"/>&lt;null&gt; │ <text:s text:c="15"/>│</text:p>
      <text:p text:style-name="P13">╘════════════╧═════════════╧════════╧═══════╧═══════════╧════════════════╛</text:p>
      <text:p text:style-name="P13">5 rows in set</text:p>
      <text:p text:style-name="P13">Time: 0.008s</text:p>
      <text:p text:style-name="P13"/>
      <text:p text:style-name="P13"/>
      <text:p text:style-name="P13"/>
      <text:p text:style-name="P13"><text:soft-page-break/>mysql 31165@localhost:accomple&gt; DESCRIBE accommodation_propertydeed;</text:p>
      <text:p text:style-name="P13">╒═════════════════╤══════════════╤════════╤═══════╤═══════════╤════════════════╕</text:p>
      <text:p text:style-name="P13">│ Field <text:s text:c="10"/>│ Type <text:s text:c="8"/>│ Null <text:s text:c="2"/>│ Key <text:s text:c="2"/>│ <text:s text:c="2"/>Default │ Extra <text:s text:c="9"/>│</text:p>
      <text:p text:style-name="P13">╞═════════════════╪══════════════╪════════╪═══════╪═══════════╪════════════════╡</text:p>
      <text:p text:style-name="P13">│ id <text:s text:c="13"/>│ int <text:s text:c="9"/>│ NO <text:s text:c="4"/>│ PRI <text:s text:c="2"/>│ <text:s text:c="3"/>&lt;null&gt; │ auto_increment │</text:p>
      <text:p text:style-name="P13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registration_no │ varchar(32) <text:s/>│ NO <text:s text:c="4"/>│ <text:s text:c="6"/>│ <text:s text:c="3"/>&lt;null&gt; │ <text:s text:c="15"/>│</text:p>
      <text:p text:style-name="P13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issue_date <text:s text:c="5"/>│ date <text:s text:c="8"/>│ NO <text:s text:c="4"/>│ <text:s text:c="6"/>│ <text:s text:c="3"/>&lt;null&gt; │ <text:s text:c="15"/>│</text:p>
      <text:p text:style-name="P13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expiry_date <text:s text:c="4"/>│ date <text:s text:c="8"/>│ YES <text:s text:c="3"/>│ <text:s text:c="6"/>│ <text:s text:c="3"/>&lt;null&gt; │ <text:s text:c="15"/>│</text:p>
      <text:p text:style-name="P13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document <text:s text:c="7"/>│ varchar(100) │ NO <text:s text:c="4"/>│ <text:s text:c="6"/>│ <text:s text:c="3"/>&lt;null&gt; │ <text:s text:c="15"/>│</text:p>
      <text:p text:style-name="P13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owner_id <text:s text:c="7"/>│ int <text:s text:c="9"/>│ NO <text:s text:c="4"/>│ MUL <text:s text:c="2"/>│ <text:s text:c="3"/>&lt;null&gt; │ <text:s text:c="15"/>│</text:p>
      <text:p text:style-name="P13">├─────────────────┼──────────────┼────────┼───────┼───────────┼────────────────┤</text:p>
      <text:p text:style-name="P13">│ room_id <text:s text:c="8"/>│ int <text:s text:c="9"/>│ NO <text:s text:c="4"/>│ MUL <text:s text:c="2"/>│ <text:s text:c="3"/>&lt;null&gt; │ <text:s text:c="15"/>│</text:p>
      <text:p text:style-name="P13">╘═════════════════╧══════════════╧════════╧═══════╧═══════════╧════════════════╛</text:p>
      <text:p text:style-name="P13">7 rows in set</text:p>
      <text:p text:style-name="P13">Time: 0.009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09:35:11.518621890</meta:creation-date>
    <dc:date>2020-10-12T20:25:23.128999484</dc:date>
    <meta:editing-duration>PT46M5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203" meta:word-count="1131" meta:character-count="14294" meta:non-whitespace-character-count="10710"/>
  </office:meta>
</office:document-meta>
</file>